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3.626cm" fo:margin-left="-0.123cm" table:align="left" style:writing-mode="lr-tb"/>
    </style:style>
    <style:style style:name="Tabelle1.A" style:family="table-column">
      <style:table-column-properties style:column-width="3.124cm"/>
    </style:style>
    <style:style style:name="Tabelle1.B" style:family="table-column">
      <style:table-column-properties style:column-width="10.502cm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Standard">
      <style:text-properties style:use-window-font-color="true" style:font-name="Arial" fo:font-size="9pt" fo:language="de" fo:country="DE" style:font-name-asian="Times New Roman" style:font-size-asian="9pt" style:font-name-complex="Times New Roman" style:font-size-complex="10pt" style:language-complex="ar" style:country-complex="SA"/>
    </style:style>
    <style:style style:name="P2" style:family="paragraph" style:parent-style-name="Standard">
      <style:paragraph-properties>
        <style:tab-stops>
          <style:tab-stop style:position="3cm"/>
        </style:tab-stops>
      </style:paragraph-properties>
      <style:text-properties style:use-window-font-color="true" style:font-name="Arial" fo:font-size="9pt" fo:language="de" fo:country="DE" style:font-name-asian="Times New Roman" style:font-size-asian="9pt" style:font-name-complex="Times New Roman" style:font-size-complex="10pt" style:language-complex="ar" style:country-complex="SA"/>
    </style:style>
    <style:style style:name="P3" style:family="paragraph" style:parent-style-name="Standard">
      <style:paragraph-properties style:snap-to-layout-grid="false">
        <style:tab-stops>
          <style:tab-stop style:position="3cm"/>
        </style:tab-stops>
      </style:paragraph-properties>
      <style:text-properties style:use-window-font-color="true" style:font-name="Arial" fo:font-size="9pt" fo:language="de" fo:country="DE" style:font-name-asian="Times New Roman" style:font-size-asian="9pt" style:font-name-complex="Times New Roman" style:font-size-complex="10pt" style:language-complex="ar" style:country-complex="SA"/>
    </style:style>
    <style:style style:name="P4" style:family="paragraph" style:parent-style-name="Standard">
      <style:paragraph-properties>
        <style:tab-stops>
          <style:tab-stop style:position="-6.502cm"/>
        </style:tab-stops>
      </style:paragraph-properties>
      <style:text-properties style:use-window-font-color="true" style:font-name="Arial" fo:font-size="9pt" fo:language="de" fo:country="DE" style:font-name-asian="Times New Roman" style:font-size-asian="9pt" style:font-name-complex="Times New Roman" style:font-size-complex="10pt" style:language-complex="ar" style:country-complex="SA"/>
    </style:style>
    <style:style style:name="P5" style:family="paragraph" style:parent-style-name="Standard">
      <style:paragraph-properties>
        <style:tab-stops>
          <style:tab-stop style:position="0.501cm"/>
          <style:tab-stop style:position="3cm"/>
          <style:tab-stop style:position="4.501cm"/>
          <style:tab-stop style:position="5.502cm"/>
          <style:tab-stop style:position="7.752cm"/>
          <style:tab-stop style:position="10.502cm"/>
        </style:tab-stops>
      </style:paragraph-properties>
      <style:text-properties style:use-window-font-color="true" style:font-name="Arial" fo:font-size="9pt" fo:language="de" fo:country="DE" style:font-name-asian="Times New Roman" style:font-size-asian="9pt" style:font-name-complex="Times New Roman" style:font-size-complex="10pt" style:language-complex="ar" style:country-complex="SA"/>
    </style:style>
    <style:style style:name="P6" style:family="paragraph" style:parent-style-name="Standard">
      <style:paragraph-properties>
        <style:tab-stops>
          <style:tab-stop style:position="3cm"/>
        </style:tab-stops>
      </style:paragraph-properties>
      <style:text-properties style:use-window-font-color="true" style:font-name="Arial" fo:font-size="9pt" fo:language="de" fo:country="DE" style:font-name-asian="Times New Roman" style:font-size-asian="9pt" style:font-name-complex="Times New Roman" style:font-size-complex="7pt" style:language-complex="ar" style:country-complex="SA"/>
    </style:style>
    <style:style style:name="P7" style:family="paragraph" style:parent-style-name="Standard">
      <style:text-properties style:use-window-font-color="true" style:font-name="Arial" fo:font-size="9pt" fo:language="de" fo:country="DE" fo:font-weight="bold" style:font-name-asian="Times New Roman" style:font-size-asian="9pt" style:font-weight-asian="bold" style:font-name-complex="Times New Roman" style:font-size-complex="10pt" style:language-complex="ar" style:country-complex="SA" style:font-weight-complex="bold"/>
    </style:style>
    <style:style style:name="P8" style:family="paragraph" style:parent-style-name="Standard">
      <style:paragraph-properties>
        <style:tab-stops>
          <style:tab-stop style:position="0.501cm"/>
          <style:tab-stop style:position="3cm"/>
          <style:tab-stop style:position="4.501cm"/>
          <style:tab-stop style:position="5.502cm"/>
          <style:tab-stop style:position="7.752cm"/>
          <style:tab-stop style:position="10.502cm"/>
        </style:tab-stops>
      </style:paragraph-properties>
      <style:text-properties style:use-window-font-color="true" style:font-name="Arial" fo:font-size="9pt" fo:language="de" fo:country="DE" fo:font-weight="bold" style:font-name-asian="Times New Roman" style:font-size-asian="9pt" style:font-weight-asian="bold" style:font-name-complex="Times New Roman" style:font-size-complex="10pt" style:language-complex="ar" style:country-complex="SA" style:font-weight-complex="bold"/>
    </style:style>
    <style:style style:name="P9" style:family="paragraph" style:parent-style-name="Standard">
      <style:paragraph-properties>
        <style:tab-stops>
          <style:tab-stop style:position="3cm"/>
        </style:tab-stops>
      </style:paragraph-properties>
      <style:text-properties style:use-window-font-color="true" style:font-name="Arial" fo:font-size="7pt" fo:language="de" fo:country="DE" style:font-name-asian="Times New Roman" style:font-size-asian="7pt" style:font-name-complex="Times New Roman" style:font-size-complex="7pt" style:language-complex="ar" style:country-complex="SA"/>
    </style:style>
    <style:style style:name="P10" style:family="paragraph" style:parent-style-name="Standard">
      <style:paragraph-properties fo:margin-left="9.502cm" fo:margin-right="0cm" fo:text-indent="0cm" style:auto-text-indent="false">
        <style:tab-stops>
          <style:tab-stop style:position="-6.502cm"/>
        </style:tab-stops>
      </style:paragraph-properties>
    </style:style>
    <style:style style:name="P11" style:family="paragraph" style:parent-style-name="Standard">
      <style:paragraph-properties fo:padding-left="0cm" fo:padding-right="0cm" fo:padding-top="0cm" fo:padding-bottom="0.071cm" fo:border-left="none" fo:border-right="none" fo:border-top="none" fo:border-bottom="0.035cm solid #000000"/>
      <style:text-properties style:use-window-font-color="true" style:font-name="Arial" fo:font-size="9pt" fo:language="de" fo:country="DE" style:font-name-asian="Times New Roman" style:font-size-asian="9pt" style:font-name-complex="Times New Roman" style:font-size-complex="10pt" style:language-complex="ar" style:country-complex="SA"/>
    </style:style>
    <style:style style:name="P12" style:family="paragraph" style:parent-style-name="Standard">
      <style:paragraph-properties fo:margin-left="1.27cm" fo:margin-right="0cm" fo:text-indent="0cm" style:auto-text-indent="false">
        <style:tab-stops>
          <style:tab-stop style:position="0.501cm"/>
          <style:tab-stop style:position="3cm"/>
          <style:tab-stop style:position="4.501cm"/>
          <style:tab-stop style:position="5.502cm"/>
          <style:tab-stop style:position="7.752cm"/>
          <style:tab-stop style:position="10.502cm"/>
        </style:tab-stops>
      </style:paragraph-properties>
      <style:text-properties style:use-window-font-color="true" style:font-name="Arial" fo:font-size="9pt" fo:language="de" fo:country="DE" style:font-name-asian="Times New Roman" style:font-size-asian="9pt" style:font-name-complex="Times New Roman" style:font-size-complex="10pt" style:language-complex="ar" style:country-complex="SA"/>
    </style:style>
    <style:style style:name="P13" style:family="paragraph" style:parent-style-name="Standard">
      <style:paragraph-properties fo:margin-left="1.27cm" fo:margin-right="0cm" fo:text-indent="0cm" style:auto-text-indent="false">
        <style:tab-stops>
          <style:tab-stop style:position="3cm"/>
        </style:tab-stops>
      </style:paragraph-properties>
      <style:text-properties style:use-window-font-color="true" fo:font-size="9pt" fo:language="de" fo:country="DE" style:font-name-asian="Times New Roman" style:font-size-asian="9pt" style:font-name-complex="Times New Roman" style:font-size-complex="7pt" style:language-complex="ar" style:country-complex="SA"/>
    </style:style>
    <style:style style:name="P14" style:family="paragraph" style:parent-style-name="Standard">
      <style:paragraph-properties fo:margin-left="1.27cm" fo:margin-right="0cm" fo:text-indent="0cm" style:auto-text-indent="false">
        <style:tab-stops>
          <style:tab-stop style:position="3cm"/>
        </style:tab-stops>
      </style:paragraph-properties>
      <style:text-properties style:use-window-font-color="true" fo:font-size="9pt" fo:language="de" fo:country="DE" style:font-name-asian="Times New Roman" style:font-size-asian="9pt" style:font-name-complex="Times New Roman" style:font-size-complex="10pt" style:language-complex="ar" style:country-complex="SA"/>
    </style:style>
    <style:style style:name="P15" style:family="paragraph" style:parent-style-name="Standard">
      <style:paragraph-properties fo:margin-left="1.27cm" fo:margin-right="0cm" fo:text-indent="0cm" style:auto-text-indent="false">
        <style:tab-stops>
          <style:tab-stop style:position="3cm"/>
        </style:tab-stops>
      </style:paragraph-properties>
    </style:style>
    <style:style style:name="P16" style:family="paragraph" style:parent-style-name="Standard">
      <style:paragraph-properties fo:margin-left="1.27cm" fo:margin-right="0cm" fo:text-indent="0cm" style:auto-text-indent="false">
        <style:tab-stops>
          <style:tab-stop style:position="0.501cm"/>
          <style:tab-stop style:position="3cm"/>
          <style:tab-stop style:position="4.501cm"/>
          <style:tab-stop style:position="5.502cm"/>
          <style:tab-stop style:position="7.752cm"/>
          <style:tab-stop style:position="10.502cm"/>
        </style:tab-stops>
      </style:paragraph-properties>
    </style:style>
    <style:style style:name="P17" style:family="paragraph" style:parent-style-name="Standard">
      <style:paragraph-properties fo:margin-left="1.27cm" fo:margin-right="-0.609cm" fo:text-indent="0cm" style:auto-text-indent="false">
        <style:tab-stops>
          <style:tab-stop style:position="0.501cm"/>
          <style:tab-stop style:position="3cm"/>
          <style:tab-stop style:position="4.501cm"/>
          <style:tab-stop style:position="5.502cm"/>
          <style:tab-stop style:position="7.752cm"/>
          <style:tab-stop style:position="10.502cm"/>
        </style:tab-stops>
      </style:paragraph-properties>
      <style:text-properties style:use-window-font-color="true" style:font-name="Arial" fo:font-size="7pt" fo:language="de" fo:country="DE" style:font-name-asian="Times New Roman" style:font-size-asian="7pt" style:font-name-complex="Times New Roman" style:font-size-complex="7pt" style:language-complex="ar" style:country-complex="SA"/>
    </style:style>
    <style:style style:name="P18" style:family="paragraph" style:parent-style-name="Standard">
      <style:paragraph-properties fo:break-before="page">
        <style:tab-stops>
          <style:tab-stop style:position="0.501cm"/>
          <style:tab-stop style:position="3cm"/>
          <style:tab-stop style:position="4.501cm"/>
          <style:tab-stop style:position="5.502cm"/>
          <style:tab-stop style:position="7.752cm"/>
          <style:tab-stop style:position="10.502cm"/>
        </style:tab-stops>
      </style:paragraph-properties>
      <style:text-properties style:use-window-font-color="true" style:font-name="Arial" fo:font-size="9pt" fo:language="de" fo:country="DE" style:font-name-asian="Times New Roman" style:font-size-asian="9pt" style:font-name-complex="Times New Roman" style:font-size-complex="10pt" style:language-complex="ar" style:country-complex="SA"/>
    </style:style>
    <style:style style:name="P19" style:family="paragraph" style:parent-style-name="Standard" style:master-page-name="Standard">
      <style:paragraph-properties style:page-number="auto">
        <style:tab-stops>
          <style:tab-stop style:position="3cm"/>
        </style:tab-stops>
      </style:paragraph-properties>
      <style:text-properties style:use-window-font-color="true" style:font-name="Arial" fo:font-size="14pt" fo:language="de" fo:country="DE" fo:font-weight="bold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0" style:family="paragraph" style:parent-style-name="Standard" style:list-style-name="WW8Num2">
      <style:paragraph-properties>
        <style:tab-stops>
          <style:tab-stop style:position="1.27cm"/>
          <style:tab-stop style:position="3cm"/>
          <style:tab-stop style:position="4.501cm"/>
          <style:tab-stop style:position="5.502cm"/>
          <style:tab-stop style:position="7.752cm"/>
          <style:tab-stop style:position="10.502cm"/>
        </style:tab-stops>
      </style:paragraph-properties>
      <style:text-properties style:use-window-font-color="true" style:font-name="Arial" fo:font-size="9pt" fo:language="de" fo:country="DE" style:font-name-asian="Times New Roman" style:font-size-asian="9pt" style:font-name-complex="Times New Roman" style:font-size-complex="10pt" style:language-complex="ar" style:country-complex="SA"/>
    </style:style>
    <style:style style:name="P21" style:family="paragraph" style:parent-style-name="Standard" style:list-style-name="WW8Num2">
      <style:paragraph-properties>
        <style:tab-stops>
          <style:tab-stop style:position="1.27cm"/>
          <style:tab-stop style:position="3cm"/>
          <style:tab-stop style:position="4.501cm"/>
          <style:tab-stop style:position="5.502cm"/>
          <style:tab-stop style:position="7.752cm"/>
          <style:tab-stop style:position="10.502cm"/>
        </style:tab-stops>
      </style:paragraph-properties>
    </style:style>
    <style:style style:name="P22" style:family="paragraph" style:parent-style-name="Standard" style:list-style-name="WW8Num2">
      <style:paragraph-properties fo:margin-left="0cm" fo:margin-right="-0.609cm" fo:text-indent="0cm" style:auto-text-indent="false">
        <style:tab-stops>
          <style:tab-stop style:position="1.27cm"/>
          <style:tab-stop style:position="3cm"/>
          <style:tab-stop style:position="4.501cm"/>
          <style:tab-stop style:position="5.502cm"/>
          <style:tab-stop style:position="7.752cm"/>
          <style:tab-stop style:position="10.502cm"/>
        </style:tab-stops>
      </style:paragraph-properties>
    </style:style>
    <style:style style:name="P23" style:family="paragraph" style:parent-style-name="Heading_20_1">
      <style:paragraph-properties>
        <style:tab-stops>
          <style:tab-stop style:position="0cm"/>
        </style:tab-stops>
      </style:paragraph-properties>
      <style:text-properties style:use-window-font-color="true" fo:font-size="12pt" fo:language="de" fo:country="DE" fo:font-weight="bold" style:font-name-asian="Times New Roman" style:font-size-asian="12pt" style:font-weight-asian="bold" style:font-name-complex="Times New Roman" style:font-size-complex="10pt" style:language-complex="ar" style:country-complex="SA"/>
    </style:style>
    <style:style style:name="P24" style:family="paragraph">
      <style:paragraph-properties fo:text-align="start"/>
    </style:style>
    <style:style style:name="T1" style:family="text">
      <style:text-properties style:use-window-font-color="true" style:font-name="Arial" fo:font-size="9pt" fo:language="de" fo:country="DE" style:font-name-asian="Times New Roman" style:font-size-asian="9pt" style:font-name-complex="Times New Roman" style:font-size-complex="10pt" style:language-complex="ar" style:country-complex="SA"/>
    </style:style>
    <style:style style:name="T2" style:family="text">
      <style:text-properties style:use-window-font-color="true" style:font-name="Arial" fo:font-size="9pt" fo:language="de" fo:country="DE" fo:font-weight="bold" style:font-name-asian="Times New Roman" style:font-size-asian="9pt" style:font-weight-asian="bold" style:font-name-complex="Times New Roman" style:font-size-complex="10pt" style:language-complex="ar" style:country-complex="SA" style:font-weight-complex="bold"/>
    </style:style>
    <style:style style:name="T3" style:family="text">
      <style:text-properties style:use-window-font-color="true" fo:font-size="9pt" fo:language="de" fo:country="DE" style:font-name-asian="Times New Roman" style:font-size-asian="9pt" style:font-name-complex="Times New Roman" style:font-size-complex="10pt" style:language-complex="ar" style:country-complex="SA"/>
    </style: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WW-Standard" form:apply-filter="true" form:control-implementation="ooo:com.sun.star.form.component.Form" office:target-frame="" xlink:href="" xlink:type="simple">
          <form:checkbox form:name="Kontrollkästchen3" form:control-implementation="ooo:com.sun.star.form.component.CheckBox" xml:id="control1" form:id="control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ontrollkästchen3" form:control-implementation="ooo:com.sun.star.form.component.CheckBox" xml:id="control2" form:id="control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ontrollkästchen3" form:control-implementation="ooo:com.sun.star.form.component.CheckBox" xml:id="control3" form:id="control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ontrollkästchen3" form:control-implementation="ooo:com.sun.star.form.component.CheckBox" xml:id="control4" form:id="control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ontrollkästchen3" form:control-implementation="ooo:com.sun.star.form.component.CheckBox" xml:id="control5" form:id="control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ontrollkästchen3" form:control-implementation="ooo:com.sun.star.form.component.CheckBox" xml:id="control6" form:id="control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ontrollkästchen3" form:control-implementation="ooo:com.sun.star.form.component.CheckBox" xml:id="control7" form:id="control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ontrollkästchen3" form:control-implementation="ooo:com.sun.star.form.component.CheckBox" xml:id="control8" form:id="control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ontrollkästchen3" form:control-implementation="ooo:com.sun.star.form.component.CheckBox" xml:id="control9" form:id="control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ontrollkästchen3" form:control-implementation="ooo:com.sun.star.form.component.CheckBox" xml:id="control10" form:id="control1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ontrollkästchen3" form:control-implementation="ooo:com.sun.star.form.component.CheckBox" xml:id="control11" form:id="control1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ontrollkästchen3" form:control-implementation="ooo:com.sun.star.form.component.CheckBox" xml:id="control12" form:id="control1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ontrollkästchen3" form:control-implementation="ooo:com.sun.star.form.component.CheckBox" xml:id="control13" form:id="control1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ontrollkästchen3" form:control-implementation="ooo:com.sun.star.form.component.CheckBox" xml:id="control14" form:id="control1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ontrollkästchen3" form:control-implementation="ooo:com.sun.star.form.component.CheckBox" xml:id="control15" form:id="control1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ontrollkästchen3" form:control-implementation="ooo:com.sun.star.form.component.CheckBox" xml:id="control16" form:id="control1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ontrollkästchen3" form:control-implementation="ooo:com.sun.star.form.component.CheckBox" xml:id="control17" form:id="control1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ontrollkästchen3" form:control-implementation="ooo:com.sun.star.form.component.CheckBox" xml:id="control18" form:id="control1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ontrollkästchen3" form:control-implementation="ooo:com.sun.star.form.component.CheckBox" xml:id="control19" form:id="control1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ontrollkästchen3" form:control-implementation="ooo:com.sun.star.form.component.CheckBox" xml:id="control20" form:id="control2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ontrollkästchen3" form:control-implementation="ooo:com.sun.star.form.component.CheckBox" xml:id="control21" form:id="control2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ontrollkästchen3" form:control-implementation="ooo:com.sun.star.form.component.CheckBox" xml:id="control22" form:id="control2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ontrollkästchen3" form:control-implementation="ooo:com.sun.star.form.component.CheckBox" xml:id="control23" form:id="control2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[Adressat.Anschrift]</text:p>
      <text:p text:style-name="P2"/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3">Versicherte Person:</text:p>
          </table:table-cell>
          <table:table-cell table:style-name="Tabelle1.A1" office:value-type="string">
            <text:p text:style-name="P3">[Patient.Name], [Patient.Vorname], [Patient.Geburtsdatum]</text:p>
          </table:table-cell>
        </table:table-row>
        <table:table-row table:style-name="Tabelle1.1"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/>
          </table:table-cell>
        </table:table-row>
      </table:table>
      <text:p text:style-name="P10"/>
      <text:p text:style-name="P4">[Mandant.Anschrift]</text:p>
      <text:p text:style-name="P4"/>
      <text:p text:style-name="P4"/>
      <text:h text:style-name="P23" text:outline-level="1">Vertraulicher aerztlicher Bericht für Versicherungsantrag</text:h>
      <text:p text:style-name="P11"/>
      <text:p text:style-name="P12"/>
      <text:list xml:id="list5421492927212845924" text:style-name="WW8Num2">
        <text:list-item>
          <text:p text:style-name="P22"><text:span text:style-name="T1">Medizinisch relevante Diagnosen laut Krankengeschichte <text:s/>mit Behandlungsdatum, Dauer und Verlauf. </text:span><text:span text:style-name="T2">Insbesondere zu</text:span><text:span text:style-name="T1"> Diagnose: </text:span></text:p>
        </text:list-item>
      </text:list>
      <text:p text:style-name="P17">bitte legen Sie vorhandene auswärtige Berichtskopien bei</text:p>
      <text:p text:style-name="P17"/>
      <text:p text:style-name="P13"><text:text-input text:description="Text25">          </text:text-input></text:p>
      <text:p text:style-name="P6"><text:s text:c="5"/></text:p>
      <text:p text:style-name="P9"/>
      <text:p text:style-name="P2"/>
      <text:list xml:id="list32350030" text:continue-numbering="true" text:style-name="WW8Num2">
        <text:list-item>
          <text:p text:style-name="P20">Art der Behandlung, Dauer, Verlauf?</text:p>
        </text:list-item>
      </text:list>
      <text:p text:style-name="P5"/>
      <text:p text:style-name="P14"><text:text-input text:description="Text25">          </text:text-input></text:p>
      <text:p text:style-name="P5"/>
      <text:p text:style-name="P5"/>
      <text:list xml:id="list32345941" text:continue-numbering="true" text:style-name="WW8Num2">
        <text:list-item>
          <text:p text:style-name="P21"><text:span text:style-name="T1">Bestehen Folgen oder sind Rückfälle/Komplikationen zu erwarten<text:tab/><text:tab/><text:tab/><text:tab/></text:span><text:span text:style-name="T3"><draw:control text:anchor-type="as-char" draw:z-index="0" draw:style-name="gr1" draw:text-style-name="P24" svg:width="0.318cm" svg:height="0.318cm" draw:control="control1"/></text:span><text:span text:style-name="T1">Nein<text:tab/></text:span><text:span text:style-name="T3"><draw:control text:anchor-type="as-char" draw:z-index="1" draw:style-name="gr1" draw:text-style-name="P24" svg:width="0.318cm" svg:height="0.318cm" draw:control="control2"/></text:span><text:span text:style-name="T1">JA</text:span></text:p>
        </text:list-item>
      </text:list>
      <text:p text:style-name="P12">Wenn ja welche?</text:p>
      <text:p text:style-name="P5"/>
      <text:p text:style-name="P14"><text:text-input text:description="Text25">          </text:text-input></text:p>
      <text:p text:style-name="P5"/>
      <text:p text:style-name="P5"/>
      <text:list xml:id="list32340673" text:continue-numbering="true" text:style-name="WW8Num2">
        <text:list-item>
          <text:p text:style-name="P21"><text:span text:style-name="T1">Steht ihr Patient gegenwärtig in ärztlicher/therapeutischer Behandlung oder Kontrolle<text:tab/></text:span><text:span text:style-name="T3"><draw:control text:anchor-type="as-char" draw:z-index="2" draw:style-name="gr1" draw:text-style-name="P24" svg:width="0.318cm" svg:height="0.318cm" draw:control="control3"/></text:span><text:span text:style-name="T1">Nein<text:tab/></text:span><text:span text:style-name="T3"><draw:control text:anchor-type="as-char" draw:z-index="3" draw:style-name="gr1" draw:text-style-name="P24" svg:width="0.318cm" svg:height="0.318cm" draw:control="control4"/></text:span><text:span text:style-name="T1">JA</text:span></text:p>
        </text:list-item>
      </text:list>
      <text:p text:style-name="P12">wenn ja, warum?</text:p>
      <text:p text:style-name="P5"/>
      <text:p text:style-name="P14"><text:text-input text:description="Text25">          </text:text-input></text:p>
      <text:p text:style-name="P2"/>
      <text:p text:style-name="P2"/>
      <text:list xml:id="list32354280" text:continue-numbering="true" text:style-name="WW8Num2">
        <text:list-item>
          <text:p text:style-name="P21"><text:span text:style-name="T1">Wurde dem Patienten eine medizinische Abklärung/Untersuchung empfohlen, jedoch<text:tab/></text:span><text:span text:style-name="T3"><draw:control text:anchor-type="as-char" draw:z-index="4" draw:style-name="gr1" draw:text-style-name="P24" svg:width="0.318cm" svg:height="0.318cm" draw:control="control5"/></text:span><text:span text:style-name="T1">Nein<text:tab/></text:span><text:span text:style-name="T3"><draw:control text:anchor-type="as-char" draw:z-index="5" draw:style-name="gr1" draw:text-style-name="P24" svg:width="0.318cm" svg:height="0.318cm" draw:control="control6"/></text:span><text:span text:style-name="T1">JA</text:span></text:p>
        </text:list-item>
      </text:list>
      <text:p text:style-name="P12">nicht durchgeführt?</text:p>
      <text:p text:style-name="P12">Wenn ja, welche?</text:p>
      <text:p text:style-name="P5"/>
      <text:p text:style-name="P14"><text:text-input text:description="Text25">          </text:text-input></text:p>
      <text:p text:style-name="P5"/>
      <text:p text:style-name="P5"/>
      <text:list xml:id="list32336998" text:continue-numbering="true" text:style-name="WW8Num2">
        <text:list-item>
          <text:p text:style-name="P21"><text:span text:style-name="T1">Wurden Laboruntersuchungen und oder spezielle Untersuchungen durchgeführt?<text:tab/></text:span><text:span text:style-name="T3"><draw:control text:anchor-type="as-char" draw:z-index="6" draw:style-name="gr1" draw:text-style-name="P24" svg:width="0.318cm" svg:height="0.318cm" draw:control="control7"/></text:span><text:span text:style-name="T1">Nein<text:tab/></text:span><text:span text:style-name="T3"><draw:control text:anchor-type="as-char" draw:z-index="7" draw:style-name="gr1" draw:text-style-name="P24" svg:width="0.318cm" svg:height="0.318cm" draw:control="control8"/></text:span><text:span text:style-name="T1">JA</text:span></text:p>
        </text:list-item>
      </text:list>
      <text:p text:style-name="P12">Wenn ja, bitte Datum und relevante Ergebnisse (einschliesslich Labor Referenzwerte).</text:p>
      <text:p text:style-name="P5"/>
      <text:p text:style-name="P14"><text:text-input text:description="Text25">          </text:text-input></text:p>
      <text:p text:style-name="P5"/>
      <text:p text:style-name="P5"/>
      <text:list xml:id="list32349323" text:continue-numbering="true" text:style-name="WW8Num2">
        <text:list-item>
          <text:p text:style-name="P21"><text:span text:style-name="T1">Nimmt/nahm der Patient Medikamente ein, oder wurde die Einnahme verordnet?<text:tab/></text:span><text:span text:style-name="T3"><draw:control text:anchor-type="as-char" draw:z-index="8" draw:style-name="gr1" draw:text-style-name="P24" svg:width="0.318cm" svg:height="0.318cm" draw:control="control9"/></text:span><text:span text:style-name="T1">Nein<text:tab/></text:span><text:span text:style-name="T3"><draw:control text:anchor-type="as-char" draw:z-index="9" draw:style-name="gr1" draw:text-style-name="P24" svg:width="0.318cm" svg:height="0.318cm" draw:control="control10"/></text:span><text:span text:style-name="T1">JA</text:span></text:p>
        </text:list-item>
      </text:list>
      <text:p text:style-name="P12">Wenn ja, welche und wozu?</text:p>
      <text:p text:style-name="P5"/>
      <text:p text:style-name="P14"><text:text-input text:description="Text25">          </text:text-input></text:p>
      <text:p text:style-name="P5"/>
      <text:p text:style-name="P5"/>
      <text:list xml:id="list32354026" text:continue-numbering="true" text:style-name="WW8Num2">
        <text:list-item>
          <text:p text:style-name="P20">Daten und Dauer der Arbeitsunfähigkeit?</text:p>
        </text:list-item>
      </text:list>
      <text:p text:style-name="P5"/>
      <text:p text:style-name="P15"><text:span text:style-name="T3"><text:text-input text:description="Text25">          </text:text-input></text:span><text:span text:style-name="T1">%<text:tab/></text:span><text:span text:style-name="T3"><text:text-input text:description="Text25">          </text:text-input></text:span><text:span text:style-name="T1"> bis </text:span><text:span text:style-name="T3"><text:text-input text:description="Text25">          </text:text-input></text:span><text:span text:style-name="T1"><text:tab/><text:tab/><text:tab/></text:span><text:span text:style-name="T3"><text:text-input text:description="Text25">          </text:text-input></text:span><text:span text:style-name="T1">%<text:tab/></text:span><text:span text:style-name="T3"><text:text-input text:description="Text25">          </text:text-input></text:span><text:span text:style-name="T1"> bis </text:span><text:span text:style-name="T3"><text:text-input text:description="Text25">          </text:text-input></text:span></text:p>
      <text:p text:style-name="P15"><text:span text:style-name="T3"><text:text-input text:description="Text25">          </text:text-input></text:span><text:span text:style-name="T1">%<text:tab/></text:span><text:span text:style-name="T3"><text:text-input text:description="Text25">          </text:text-input></text:span><text:span text:style-name="T1"> bis </text:span><text:span text:style-name="T3"><text:text-input text:description="Text25">          </text:text-input></text:span><text:span text:style-name="T1"><text:tab/><text:tab/><text:tab/></text:span><text:span text:style-name="T3"><text:text-input text:description="Text25">          </text:text-input></text:span><text:span text:style-name="T1">%<text:tab/></text:span><text:span text:style-name="T3"><text:text-input text:description="Text25">          </text:text-input></text:span><text:span text:style-name="T1"> bis </text:span><text:span text:style-name="T3"><text:text-input text:description="Text25">          </text:text-input></text:span></text:p>
      <text:p text:style-name="P5"/>
      <text:p text:style-name="P18"/>
      <text:list xml:id="list32330844" text:continue-numbering="true" text:style-name="WW8Num2">
        <text:list-item>
          <text:p text:style-name="P20">a)Grösse/Gewicht<text:tab/><text:tab/><text:tab/><text:tab/><text:tab/>b) Blutdruck</text:p>
        </text:list-item>
      </text:list>
      <text:p text:style-name="P15"><text:span text:style-name="T3"><text:text-input text:description="Text25">          </text:text-input></text:span><text:span text:style-name="T1">cm<text:tab/></text:span><text:span text:style-name="T3"><text:text-input text:description="Text25">          </text:text-input></text:span><text:span text:style-name="T1">kg<text:tab/><text:tab/><text:tab/><text:tab/><text:tab/><text:tab/></text:span><text:span text:style-name="T3"><text:text-input text:description="Text25">          </text:text-input></text:span></text:p>
      <text:p text:style-name="P12"/>
      <text:list xml:id="list32325528" text:continue-numbering="true" text:style-name="WW8Num2">
        <text:list-item>
          <text:p text:style-name="P21"><text:span text:style-name="T1">Ist Ihnen ein Medikamenten-/Alkohol-/Nikotin-/Drogenabusus bekannt?<text:tab/><text:tab/><text:tab/></text:span><text:span text:style-name="T3"><draw:control text:anchor-type="as-char" draw:z-index="10" draw:style-name="gr1" draw:text-style-name="P24" svg:width="0.318cm" svg:height="0.318cm" draw:control="control11"/></text:span><text:span text:style-name="T1">Nein<text:tab/></text:span><text:span text:style-name="T3"><draw:control text:anchor-type="as-char" draw:z-index="11" draw:style-name="gr1" draw:text-style-name="P24" svg:width="0.318cm" svg:height="0.318cm" draw:control="control12"/></text:span><text:span text:style-name="T1">JA</text:span></text:p>
        </text:list-item>
      </text:list>
      <text:p text:style-name="P12">Wenn ja, Art,Menge und Dauer?</text:p>
      <text:p text:style-name="P12"/>
      <text:p text:style-name="P14"><text:text-input text:description="Text25">          </text:text-input></text:p>
      <text:p text:style-name="P2"/>
      <text:list xml:id="list32331684" text:continue-numbering="true" text:style-name="WW8Num2">
        <text:list-item>
          <text:p text:style-name="P21"><text:span text:style-name="T1">Sind Ihnen weitere wichtige Erkrankungen, Unfälle oder Risikofaktoren bekannt,<text:tab/><text:tab/></text:span><text:span text:style-name="T3"><draw:control text:anchor-type="as-char" draw:z-index="12" draw:style-name="gr1" draw:text-style-name="P24" svg:width="0.318cm" svg:height="0.318cm" draw:control="control13"/></text:span><text:span text:style-name="T1">Nein<text:tab/></text:span><text:span text:style-name="T3"><draw:control text:anchor-type="as-char" draw:z-index="13" draw:style-name="gr1" draw:text-style-name="P24" svg:width="0.318cm" svg:height="0.318cm" draw:control="control14"/></text:span><text:span text:style-name="T1">JA</text:span></text:p>
        </text:list-item>
      </text:list>
      <text:p text:style-name="P12">welche durch andere Aerzte/Therapeuten behandelt wurden?</text:p>
      <text:p text:style-name="P12">Wenn ja, welche? Name und Adresse des Arztes?</text:p>
      <text:p text:style-name="P12"/>
      <text:p text:style-name="P14"><text:text-input text:description="Text25">          </text:text-input></text:p>
      <text:p text:style-name="P2"/>
      <text:list xml:id="list32341236" text:continue-numbering="true" text:style-name="WW8Num2">
        <text:list-item>
          <text:p text:style-name="P21"><text:span text:style-name="T1">Ist in näherer Zukunft mit einer Heilbehandlung, Kur oder Arbeitsunfähigkeit zu rechnen?<text:tab/></text:span><text:span text:style-name="T3"><draw:control text:anchor-type="as-char" draw:z-index="14" draw:style-name="gr1" draw:text-style-name="P24" svg:width="0.318cm" svg:height="0.318cm" draw:control="control15"/></text:span><text:span text:style-name="T1">Nein<text:tab/></text:span><text:span text:style-name="T3"><draw:control text:anchor-type="as-char" draw:z-index="15" draw:style-name="gr1" draw:text-style-name="P24" svg:width="0.318cm" svg:height="0.318cm" draw:control="control16"/></text:span><text:span text:style-name="T1">JA</text:span></text:p>
        </text:list-item>
      </text:list>
      <text:p text:style-name="P12">Wenn ja, weshalb und voraussichtliche Dauer?</text:p>
      <text:p text:style-name="P5"/>
      <text:p text:style-name="P14"><text:text-input text:description="Text25">          </text:text-input></text:p>
      <text:p text:style-name="P2"/>
      <text:list xml:id="list32347293" text:continue-numbering="true" text:style-name="WW8Num2">
        <text:list-item>
          <text:p text:style-name="P21"><text:span text:style-name="T1">Kooperation des Patienten?<text:tab/><text:tab/></text:span><text:span text:style-name="T3"><draw:control text:anchor-type="as-char" draw:z-index="16" draw:style-name="gr1" draw:text-style-name="P24" svg:width="0.318cm" svg:height="0.318cm" draw:control="control17"/></text:span><text:span text:style-name="T1">Schlecht<text:tab/> </text:span><text:span text:style-name="T3"><draw:control text:anchor-type="as-char" draw:z-index="17" draw:style-name="gr1" draw:text-style-name="P24" svg:width="0.318cm" svg:height="0.318cm" draw:control="control18"/></text:span><text:span text:style-name="T1">gut<text:tab/> <text:s/></text:span><text:span text:style-name="T3"><draw:control text:anchor-type="as-char" draw:z-index="18" draw:style-name="gr1" draw:text-style-name="P24" svg:width="0.318cm" svg:height="0.318cm" draw:control="control19"/></text:span><text:span text:style-name="T1">ausgezeichnet</text:span></text:p>
        </text:list-item>
      </text:list>
      <text:p text:style-name="P14"><text:text-input text:description="Text25">          </text:text-input></text:p>
      <text:p text:style-name="P2"/>
      <text:p text:style-name="P2"/>
      <text:list xml:id="list32343826" text:continue-numbering="true" text:style-name="WW8Num2">
        <text:list-item>
          <text:p text:style-name="P21"><text:span text:style-name="T1">Ist ihr Patient oder der gesetzliche Vertreter über die gemachten<text:tab/><text:tab/><text:tab/><text:tab/></text:span><text:span text:style-name="T3"><draw:control text:anchor-type="as-char" draw:z-index="19" draw:style-name="gr1" draw:text-style-name="P24" svg:width="0.318cm" svg:height="0.318cm" draw:control="control20"/></text:span><text:span text:style-name="T1">Nein<text:tab/></text:span><text:span text:style-name="T3"><draw:control text:anchor-type="as-char" draw:z-index="20" draw:style-name="gr1" draw:text-style-name="P24" svg:width="0.318cm" svg:height="0.318cm" draw:control="control21"/></text:span><text:span text:style-name="T1">JA</text:span></text:p>
        </text:list-item>
      </text:list>
      <text:p text:style-name="P12">Angaben / Resultate/ Folgen informiert?</text:p>
      <text:p text:style-name="P16"><text:span text:style-name="T1">Wenn ja:<text:tab/><text:tab/><text:tab/><text:tab/><text:tab/></text:span><text:span text:style-name="T3"><draw:control text:anchor-type="as-char" draw:z-index="21" draw:style-name="gr1" draw:text-style-name="P24" svg:width="0.318cm" svg:height="0.318cm" draw:control="control22"/></text:span><text:span text:style-name="T1">Vollständig<text:tab/> <text:s text:c="2"/></text:span><text:span text:style-name="T3"><draw:control text:anchor-type="as-char" draw:z-index="22" draw:style-name="gr1" draw:text-style-name="P24" svg:width="0.318cm" svg:height="0.318cm" draw:control="control23"/></text:span><text:span text:style-name="T1">Teilweise</text:span></text:p>
      <text:p text:style-name="P5"/>
      <text:p text:style-name="P14"><text:text-input text:description="Text25">          </text:text-input></text:p>
      <text:p text:style-name="P2"/>
      <text:p text:style-name="P2"/>
      <text:p text:style-name="P2"/>
      <text:p text:style-name="P12"/>
      <text:p text:style-name="P5"/>
      <text:p text:style-name="P5"><text:tab/></text:p>
      <text:p text:style-name="P8"/>
      <text:p text:style-name="P5"/>
      <text:p text:style-name="P5"/>
      <text:p text:style-name="P1">Ort und Datum:<text:tab/><text:tab/><text:tab/><text:tab/><text:tab/>Unterschrift des Arztes:[Mandant.Anschrift]</text:p>
      <text:p text:style-name="P1">[Mandant.Ort], [Datum.Heute]</text:p>
      <text:p text:style-name="P1"/>
      <text:p text:style-name="P1"/>
      <text:p text:style-name="P1"/>
      <text:p text:style-name="P1"/>
      <text:p text:style-name="P1"/>
      <text:p text:style-name="P7">Wir bitten Sie den vollständig ausgefüllten Bericht innert 14 Tagen mit beigefügtem Couvert zu retournieren. Für Ihre Dienstleistung können Sie uns bis zu 80.- in Rechnung stellen. Bitte senden Sie Ihre Honorarnote mi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Arial Unicode MS" style:font-size-asian="12pt" style:language-asian="de" style:country-asian="DE" style:font-name-complex="Tahoma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0pt" fo:language="de" fo:country="DE" style:font-name-asian="Times New Roman" style:font-size-asian="10pt" style:language-asian="de" style:country-asian="DE" style:font-name-complex="Times New Roman" style:font-size-complex="10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Tahoma2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text-indent="0cm" style:auto-text-indent="false" fo:keep-with-next="always">
        <style:tab-stops>
          <style:tab-stop style:position="3cm"/>
          <style:tab-stop style:position="4.501cm"/>
          <style:tab-stop style:position="7.502cm"/>
        </style:tab-stops>
      </style:paragraph-properties>
      <style:text-properties style:font-name="Arial" fo:font-size="12pt" fo:font-weight="bold" style:font-size-asian="12pt" style:font-weight-asian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_20_Symbol" style:display-name="Footnote Symbol" style:family="text"/>
    <style:style style:name="Numbering_20_Symbols" style:display-name="Numbering Symbols" style:family="text"/>
    <style:style style:name="Endnote_20_Symbol" style:display-name="Endnote Symbol" style:family="text"/>
    <style:style style:name="Absatz-Standardschriftart" style:family="text"/>
    <style:style style:name="WW-Absatz-Standardschriftar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.499cm" fo:margin-bottom="2cm" fo:margin-left="1.455cm" fo:margin-right="2.716cm" style:writing-mode="lr-tb" style:layout-grid-color="#c0c0c0" style:layout-grid-lines="39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meta:initial-creator>Weisshaar Andreas</meta:initial-creator>
    <meta:creation-date>2008-01-27T15:45:00</meta:creation-date>
    <dc:date>2016-12-07T12:16:16.14</dc:date>
    <meta:print-date>2113-01-01T00:00:00</meta:print-date>
    <dc:language>de-DE</dc:language>
    <meta:editing-cycles>4</meta:editing-cycles>
    <meta:editing-duration>PT2M12S</meta:editing-duration>
    <meta:document-statistic meta:table-count="1" meta:image-count="0" meta:object-count="0" meta:page-count="2" meta:paragraph-count="52" meta:word-count="325" meta:character-count="2431"/>
    <meta:user-defined meta:name="Info 1"/>
    <meta:user-defined meta:name="Info 2"/>
    <meta:user-defined meta:name="Info 3"/>
    <meta:user-defined meta:name="Info 4"/>
  </office:meta>
</office:document-meta>
</file>